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fo:padding="0in" fo:border="non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x="-0.7307in" svg:y="0.798in" svg:width="10.9429in" svg:height="1.68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Object2" text:anchor-type="paragraph" svg:x="-0.4917in" svg:y="0.4165in" svg:width="10.4083in" svg:height="1.457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02:15:06.656910639</meta:creation-date>
    <meta:print-date>2016-03-24T02:16:11.258472656</meta:print-date>
    <dc:date>2016-03-24T02:22:25.502812833</dc:date>
    <meta:editing-duration>P0D</meta:editing-duration>
    <meta:editing-cycles>1</meta:editing-cycles>
    <meta:document-statistic meta:table-count="0" meta:image-count="0" meta:object-count="2" meta:page-count="2" meta:paragraph-count="0" meta:word-count="0" meta:character-count="0" meta:non-whitespace-character-count="0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1.5693in"/>
    </style:style>
    <style:style style:name="co5" style:family="table-column">
      <style:table-column-properties fo:break-before="auto" style:column-width="1.4165in"/>
    </style:style>
    <style:style style:name="co6" style:family="table-column">
      <style:table-column-properties fo:break-before="auto" style:column-width="1.0555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1.139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18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2" table:number-columns-repeated="9" table:default-cell-style-name="ce1"/>
        <table:table-column table:style-name="co9" table:default-cell-style-name="ce1"/>
        <table:table-column table:style-name="co2" table:number-columns-repeated="7" table:default-cell-style-name="ce1"/>
        <table:table-column table:style-name="co10" table:number-columns-repeated="2" table:default-cell-style-name="ce1"/>
        <table:table-column table:style-name="co1" table:number-columns-repeated="994" table:default-cell-style-name="ce1"/>
        <table:table-row table:style-name="ro1">
          <table:table-cell/>
          <table:table-cell office:value-type="string" calcext:value-type="string">
            <text:p>s.no</text:p>
          </table:table-cell>
          <table:table-cell table:number-columns-repeated="3"/>
          <table:table-cell office:value-type="string" calcext:value-type="string">
            <text:p>execution time in seconds </text:p>
          </table:table-cell>
          <table:table-cell table:number-columns-repeated="3"/>
          <table:table-cell office:value-type="string" calcext:value-type="string">
            <text:p>number of operation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bench mark </text:p>
          </table:table-cell>
          <table:table-cell table:number-columns-repeated="2"/>
          <table:table-cell office:value-type="string" calcext:value-type="string">
            <text:p>async without AGR</text:p>
          </table:table-cell>
          <table:table-cell table:number-columns-repeated="8"/>
          <table:table-cell office:value-type="string" calcext:value-type="string">
            <text:p>async with AGR</text:p>
          </table:table-cell>
          <table:table-cell table:number-columns-repeated="5"/>
          <table:table-cell office:value-type="string" calcext:value-type="string">
            <text:p>speedup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number of nodes </text:p>
          </table:table-cell>
          <table:table-cell office:value-type="string" calcext:value-type="string">
            <text:p>number of edges</text:p>
          </table:table-cell>
          <table:table-cell office:value-type="string" calcext:value-type="string">
            <text:p>max flow value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sync without AGR</text:p>
          </table:table-cell>
          <table:table-cell office:value-type="string" calcext:value-type="string">
            <text:p>async with AGR</text:p>
          </table:table-cell>
          <table:table-cell table:number-columns-repeated="2"/>
          <table:table-cell office:value-type="string" calcext:value-type="string">
            <text:p>thread 1</text:p>
          </table:table-cell>
          <table:table-cell/>
          <table:table-cell office:value-type="string" calcext:value-type="string">
            <text:p>thread 2</text:p>
          </table:table-cell>
          <table:table-cell/>
          <table:table-cell office:value-type="string" calcext:value-type="string">
            <text:p>thread 3</text:p>
          </table:table-cell>
          <table:table-cell/>
          <table:table-cell office:value-type="string" calcext:value-type="string">
            <text:p>thread 4</text:p>
          </table:table-cell>
          <table:table-cell/>
          <table:table-cell office:value-type="string" calcext:value-type="string">
            <text:p>thread 1</text:p>
          </table:table-cell>
          <table:table-cell/>
          <table:table-cell office:value-type="string" calcext:value-type="string">
            <text:p>thread 2</text:p>
          </table:table-cell>
          <table:table-cell/>
          <table:table-cell office:value-type="string" calcext:value-type="string">
            <text:p>thread 3</text:p>
          </table:table-cell>
          <table:table-cell/>
          <table:table-cell office:value-type="string" calcext:value-type="string">
            <text:p>thread 4</text:p>
          </table:table-cell>
          <table:table-cell/>
          <table:table-cell office:value-type="string" calcext:value-type="string">
            <text:p>without AGR</text:p>
          </table:table-cell>
          <table:table-cell office:value-type="string" calcext:value-type="string">
            <text:p>with AGR</text:p>
          </table:table-cell>
          <table:table-cell table:number-columns-repeated="994"/>
        </table:table-row>
        <table:table-row table:style-name="ro1">
          <table:table-cell table:number-columns-repeated="8"/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table:number-columns-repeated="996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  <table:table-cell office:value-type="float" office:value="654" calcext:value-type="float">
            <text:p>654</text:p>
          </table:table-cell>
          <table:table-cell office:value-type="float" office:value="0.209995" calcext:value-type="float">
            <text:p>0.209995</text:p>
          </table:table-cell>
          <table:table-cell office:value-type="float" office:value="0.161557" calcext:value-type="float">
            <text:p>0.161557</text:p>
          </table:table-cell>
          <table:table-cell office:value-type="float" office:value="0.110454" calcext:value-type="float">
            <text:p>0.110454</text:p>
          </table:table-cell>
          <table:table-cell office:value-type="float" office:value="14003" calcext:value-type="float">
            <text:p>14003</text:p>
          </table:table-cell>
          <table:table-cell office:value-type="float" office:value="9542" calcext:value-type="float">
            <text:p>9542</text:p>
          </table:table-cell>
          <table:table-cell office:value-type="float" office:value="2007" calcext:value-type="float">
            <text:p>2007</text:p>
          </table:table-cell>
          <table:table-cell office:value-type="float" office:value="1505" calcext:value-type="float">
            <text:p>1505</text:p>
          </table:table-cell>
          <table:table-cell office:value-type="float" office:value="3721" calcext:value-type="float">
            <text:p>3721</text:p>
          </table:table-cell>
          <table:table-cell office:value-type="float" office:value="2507" calcext:value-type="float">
            <text:p>2507</text:p>
          </table:table-cell>
          <table:table-cell office:value-type="float" office:value="5391" calcext:value-type="float">
            <text:p>5391</text:p>
          </table:table-cell>
          <table:table-cell office:value-type="float" office:value="3488" calcext:value-type="float">
            <text:p>3488</text:p>
          </table:table-cell>
          <table:table-cell office:value-type="float" office:value="2950" calcext:value-type="float">
            <text:p>2950</text:p>
          </table:table-cell>
          <table:table-cell office:value-type="float" office:value="2123" calcext:value-type="float">
            <text:p>2123</text:p>
          </table:table-cell>
          <table:table-cell office:value-type="float" office:value="2718" calcext:value-type="float">
            <text:p>2718</text:p>
          </table:table-cell>
          <table:table-cell office:value-type="float" office:value="1995" calcext:value-type="float">
            <text:p>1995</text:p>
          </table:table-cell>
          <table:table-cell office:value-type="float" office:value="2432" calcext:value-type="float">
            <text:p>2432</text:p>
          </table:table-cell>
          <table:table-cell office:value-type="float" office:value="1772" calcext:value-type="float">
            <text:p>1772</text:p>
          </table:table-cell>
          <table:table-cell office:value-type="float" office:value="3718" calcext:value-type="float">
            <text:p>3718</text:p>
          </table:table-cell>
          <table:table-cell office:value-type="float" office:value="2666" calcext:value-type="float">
            <text:p>2666</text:p>
          </table:table-cell>
          <table:table-cell office:value-type="float" office:value="4794" calcext:value-type="float">
            <text:p>4794</text:p>
          </table:table-cell>
          <table:table-cell office:value-type="float" office:value="3049" calcext:value-type="float">
            <text:p>3049</text:p>
          </table:table-cell>
          <table:table-cell table:formula="of:=([.F6]/[.G6])" office:value-type="float" office:value="1.29981987781402" calcext:value-type="float">
            <text:p>1.2998198778</text:p>
          </table:table-cell>
          <table:table-cell table:formula="of:=([.F6]/[.H6])" office:value-type="float" office:value="1.90119868904702" calcext:value-type="float">
            <text:p>1.901198689</text:p>
          </table:table-cell>
          <table:table-cell table:number-columns-repeated="994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2985" calcext:value-type="float">
            <text:p>2985</text:p>
          </table:table-cell>
          <table:table-cell office:value-type="float" office:value="0.101063" calcext:value-type="float">
            <text:p>0.101063</text:p>
          </table:table-cell>
          <table:table-cell office:value-type="float" office:value="0.100878" calcext:value-type="float">
            <text:p>0.100878</text:p>
          </table:table-cell>
          <table:table-cell office:value-type="float" office:value="0.0563333" calcext:value-type="float">
            <text:p>0.0563333</text:p>
          </table:table-cell>
          <table:table-cell office:value-type="float" office:value="4084" calcext:value-type="float">
            <text:p>4084</text:p>
          </table:table-cell>
          <table:table-cell office:value-type="float" office:value="894" calcext:value-type="float">
            <text:p>894</text:p>
          </table:table-cell>
          <table:table-cell office:value-type="float" office:value="516" calcext:value-type="float">
            <text:p>516</text:p>
          </table:table-cell>
          <table:table-cell office:value-type="float" office:value="211" calcext:value-type="float">
            <text:p>211</text:p>
          </table:table-cell>
          <table:table-cell office:value-type="float" office:value="1387" calcext:value-type="float">
            <text:p>1387</text:p>
          </table:table-cell>
          <table:table-cell office:value-type="float" office:value="264" calcext:value-type="float">
            <text:p>264</text:p>
          </table:table-cell>
          <table:table-cell office:value-type="float" office:value="705" calcext:value-type="float">
            <text:p>705</text:p>
          </table:table-cell>
          <table:table-cell office:value-type="float" office:value="238" calcext:value-type="float">
            <text:p>238</text:p>
          </table:table-cell>
          <table:table-cell office:value-type="float" office:value="571" calcext:value-type="float">
            <text:p>571</text:p>
          </table:table-cell>
          <table:table-cell office:value-type="float" office:value="203" calcext:value-type="float">
            <text:p>203</text:p>
          </table:table-cell>
          <table:table-cell office:value-type="float" office:value="300" calcext:value-type="float">
            <text:p>300</text:p>
          </table:table-cell>
          <table:table-cell office:value-type="float" office:value="122" calcext:value-type="float">
            <text:p>122</text:p>
          </table:table-cell>
          <table:table-cell office:value-type="float" office:value="772" calcext:value-type="float">
            <text:p>772</text:p>
          </table:table-cell>
          <table:table-cell office:value-type="float" office:value="153" calcext:value-type="float">
            <text:p>153</text:p>
          </table:table-cell>
          <table:table-cell office:value-type="float" office:value="284" calcext:value-type="float">
            <text:p>284</text:p>
          </table:table-cell>
          <table:table-cell office:value-type="float" office:value="116" calcext:value-type="float">
            <text:p>116</text:p>
          </table:table-cell>
          <table:table-cell office:value-type="float" office:value="616" calcext:value-type="float">
            <text:p>616</text:p>
          </table:table-cell>
          <table:table-cell office:value-type="float" office:value="132" calcext:value-type="float">
            <text:p>132</text:p>
          </table:table-cell>
          <table:table-cell table:formula="of:=([.F8]/[.G8])" office:value-type="float" office:value="1.00183389837229" calcext:value-type="float">
            <text:p>1.0018338984</text:p>
          </table:table-cell>
          <table:table-cell table:formula="of:=([.F8]/[.H8])" office:value-type="float" office:value="1.79401881302888" calcext:value-type="float">
            <text:p>1.794018813</text:p>
          </table:table-cell>
          <table:table-cell table:number-columns-repeated="994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99500" calcext:value-type="float">
            <text:p>499500</text:p>
          </table:table-cell>
          <table:table-cell office:value-type="float" office:value="6173" calcext:value-type="float">
            <text:p>6173</text:p>
          </table:table-cell>
          <table:table-cell office:value-type="float" office:value="136.638" calcext:value-type="float">
            <text:p>136.638</text:p>
          </table:table-cell>
          <table:table-cell office:value-type="float" office:value="98.6834" calcext:value-type="float">
            <text:p>98.6834</text:p>
          </table:table-cell>
          <table:table-cell office:value-type="float" office:value="104.237" calcext:value-type="float">
            <text:p>104.237</text:p>
          </table:table-cell>
          <table:table-cell office:value-type="float" office:value="1694625" calcext:value-type="float">
            <text:p>1694625</text:p>
          </table:table-cell>
          <table:table-cell office:value-type="float" office:value="993618" calcext:value-type="float">
            <text:p>993618</text:p>
          </table:table-cell>
          <table:table-cell office:value-type="float" office:value="392351" calcext:value-type="float">
            <text:p>392351</text:p>
          </table:table-cell>
          <table:table-cell office:value-type="float" office:value="252321" calcext:value-type="float">
            <text:p>252321</text:p>
          </table:table-cell>
          <table:table-cell office:value-type="float" office:value="576805" calcext:value-type="float">
            <text:p>576805</text:p>
          </table:table-cell>
          <table:table-cell office:value-type="float" office:value="300602" calcext:value-type="float">
            <text:p>300602</text:p>
          </table:table-cell>
          <table:table-cell office:value-type="float" office:value="407915" calcext:value-type="float">
            <text:p>407915</text:p>
          </table:table-cell>
          <table:table-cell office:value-type="float" office:value="260496" calcext:value-type="float">
            <text:p>260496</text:p>
          </table:table-cell>
          <table:table-cell office:value-type="float" office:value="257703" calcext:value-type="float">
            <text:p>257703</text:p>
          </table:table-cell>
          <table:table-cell office:value-type="float" office:value="181377" calcext:value-type="float">
            <text:p>181377</text:p>
          </table:table-cell>
          <table:table-cell office:value-type="float" office:value="267703" calcext:value-type="float">
            <text:p>267703</text:p>
          </table:table-cell>
          <table:table-cell office:value-type="float" office:value="191457" calcext:value-type="float">
            <text:p>191457</text:p>
          </table:table-cell>
          <table:table-cell office:value-type="float" office:value="321918" calcext:value-type="float">
            <text:p>321918</text:p>
          </table:table-cell>
          <table:table-cell office:value-type="float" office:value="225614" calcext:value-type="float">
            <text:p>225614</text:p>
          </table:table-cell>
          <table:table-cell office:value-type="float" office:value="338144" calcext:value-type="float">
            <text:p>338144</text:p>
          </table:table-cell>
          <table:table-cell office:value-type="float" office:value="226929" calcext:value-type="float">
            <text:p>226929</text:p>
          </table:table-cell>
          <table:table-cell office:value-type="float" office:value="676430" calcext:value-type="float">
            <text:p>676430</text:p>
          </table:table-cell>
          <table:table-cell office:value-type="float" office:value="348834" calcext:value-type="float">
            <text:p>348834</text:p>
          </table:table-cell>
          <table:table-cell table:formula="of:=([.F10]/[.G10])" office:value-type="float" office:value="1.3846097722616" calcext:value-type="float">
            <text:p>1.3846097723</text:p>
          </table:table-cell>
          <table:table-cell table:formula="of:=([.F10]/[.H10])" office:value-type="float" office:value="1.31083972102037" calcext:value-type="float">
            <text:p>1.310839721</text:p>
          </table:table-cell>
          <table:table-cell table:number-columns-repeated="994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124250" calcext:value-type="float">
            <text:p>1124250</text:p>
          </table:table-cell>
          <table:table-cell office:value-type="float" office:value="9614" calcext:value-type="float">
            <text:p>9614</text:p>
          </table:table-cell>
          <table:table-cell office:value-type="float" office:value="462.411" calcext:value-type="float">
            <text:p>462.411</text:p>
          </table:table-cell>
          <table:table-cell office:value-type="float" office:value="367.744" calcext:value-type="float">
            <text:p>367.744</text:p>
          </table:table-cell>
          <table:table-cell office:value-type="float" office:value="345.108" calcext:value-type="float">
            <text:p>345.108</text:p>
          </table:table-cell>
          <table:table-cell office:value-type="float" office:value="3513619" calcext:value-type="float">
            <text:p>3513619</text:p>
          </table:table-cell>
          <table:table-cell office:value-type="float" office:value="2240118" calcext:value-type="float">
            <text:p>2240118</text:p>
          </table:table-cell>
          <table:table-cell office:value-type="float" office:value="562907" calcext:value-type="float">
            <text:p>562907</text:p>
          </table:table-cell>
          <table:table-cell office:value-type="float" office:value="413566" calcext:value-type="float">
            <text:p>413566</text:p>
          </table:table-cell>
          <table:table-cell office:value-type="float" office:value="538035" calcext:value-type="float">
            <text:p>538035</text:p>
          </table:table-cell>
          <table:table-cell office:value-type="float" office:value="399509" calcext:value-type="float">
            <text:p>399509</text:p>
          </table:table-cell>
          <table:table-cell office:value-type="float" office:value="618763" calcext:value-type="float">
            <text:p>618763</text:p>
          </table:table-cell>
          <table:table-cell office:value-type="float" office:value="454847" calcext:value-type="float">
            <text:p>454847</text:p>
          </table:table-cell>
          <table:table-cell office:value-type="float" office:value="1687423" calcext:value-type="float">
            <text:p>1687423</text:p>
          </table:table-cell>
          <table:table-cell office:value-type="float" office:value="973337" calcext:value-type="float">
            <text:p>973337</text:p>
          </table:table-cell>
          <table:table-cell office:value-type="float" office:value="1428221" calcext:value-type="float">
            <text:p>1428221</text:p>
          </table:table-cell>
          <table:table-cell office:value-type="float" office:value="835319" calcext:value-type="float">
            <text:p>835319</text:p>
          </table:table-cell>
          <table:table-cell office:value-type="float" office:value="601302" calcext:value-type="float">
            <text:p>601302</text:p>
          </table:table-cell>
          <table:table-cell office:value-type="float" office:value="426460" calcext:value-type="float">
            <text:p>426460</text:p>
          </table:table-cell>
          <table:table-cell office:value-type="float" office:value="658304" calcext:value-type="float">
            <text:p>658304</text:p>
          </table:table-cell>
          <table:table-cell office:value-type="float" office:value="454143" calcext:value-type="float">
            <text:p>454143</text:p>
          </table:table-cell>
          <table:table-cell office:value-type="float" office:value="752545" calcext:value-type="float">
            <text:p>752545</text:p>
          </table:table-cell>
          <table:table-cell office:value-type="float" office:value="524284" calcext:value-type="float">
            <text:p>524284</text:p>
          </table:table-cell>
          <table:table-cell table:formula="of:=([.F12]/[.G12])" office:value-type="float" office:value="1.25742636181692" calcext:value-type="float">
            <text:p>1.2574263618</text:p>
          </table:table-cell>
          <table:table-cell table:formula="of:=([.F12]/[.H12])" office:value-type="float" office:value="1.33990229145659" calcext:value-type="float">
            <text:p>1.3399022915</text:p>
          </table:table-cell>
          <table:table-cell table:number-columns-repeated="994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02:18:44.275274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1.5693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4165in"/>
    </style:style>
    <style:style style:name="co7" style:family="table-column">
      <style:table-column-properties fo:break-before="auto" style:column-width="1.0555in"/>
    </style:style>
    <style:style style:name="co8" style:family="table-column">
      <style:table-column-properties fo:break-before="auto" style:column-width="1.722in"/>
    </style:style>
    <style:style style:name="co9" style:family="table-column">
      <style:table-column-properties fo:break-before="auto" style:column-width="1.139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18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number-columns-repeated="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s.no</text:p>
          </table:table-cell>
          <table:table-cell table:number-columns-repeated="4"/>
          <table:table-cell office:value-type="string" calcext:value-type="string">
            <text:p>execution time in seconds </text:p>
          </table:table-cell>
          <table:table-cell table:number-columns-repeated="3"/>
          <table:table-cell office:value-type="string" calcext:value-type="string">
            <text:p>number of operations</text:p>
          </table:table-cell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bench mark </text:p>
          </table:table-cell>
          <table:table-cell table:number-columns-repeated="2"/>
          <table:table-cell office:value-type="string" calcext:value-type="string">
            <text:p>async without AGR</text:p>
          </table:table-cell>
          <table:table-cell table:number-columns-repeated="8"/>
          <table:table-cell office:value-type="string" calcext:value-type="string">
            <text:p>async with AGR</text:p>
          </table:table-cell>
          <table:table-cell table:number-columns-repeated="5"/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 of nodes </text:p>
          </table:table-cell>
          <table:table-cell office:value-type="string" calcext:value-type="string">
            <text:p>number of edges</text:p>
          </table:table-cell>
          <table:table-cell office:value-type="string" calcext:value-type="string">
            <text:p>type of graph</text:p>
          </table:table-cell>
          <table:table-cell office:value-type="string" calcext:value-type="string">
            <text:p>max flow value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sync without AGR</text:p>
          </table:table-cell>
          <table:table-cell office:value-type="string" calcext:value-type="string">
            <text:p>async with AGR</text:p>
          </table:table-cell>
          <table:table-cell table:number-columns-repeated="2"/>
          <table:table-cell office:value-type="string" calcext:value-type="string">
            <text:p>thread 1</text:p>
          </table:table-cell>
          <table:table-cell/>
          <table:table-cell office:value-type="string" calcext:value-type="string">
            <text:p>thread 2</text:p>
          </table:table-cell>
          <table:table-cell/>
          <table:table-cell office:value-type="string" calcext:value-type="string">
            <text:p>thread 3</text:p>
          </table:table-cell>
          <table:table-cell/>
          <table:table-cell office:value-type="string" calcext:value-type="string">
            <text:p>thread 4</text:p>
          </table:table-cell>
          <table:table-cell/>
          <table:table-cell office:value-type="string" calcext:value-type="string">
            <text:p>thread 1</text:p>
          </table:table-cell>
          <table:table-cell/>
          <table:table-cell office:value-type="string" calcext:value-type="string">
            <text:p>thread 2</text:p>
          </table:table-cell>
          <table:table-cell/>
          <table:table-cell office:value-type="string" calcext:value-type="string">
            <text:p>thread 3</text:p>
          </table:table-cell>
          <table:table-cell/>
          <table:table-cell office:value-type="string" calcext:value-type="string">
            <text:p>thread 4</text:p>
          </table:table-cell>
          <table:table-cell/>
          <table:table-cell office:value-type="string" calcext:value-type="string">
            <text:p>without AGR</text:p>
          </table:table-cell>
          <table:table-cell office:value-type="string" calcext:value-type="string">
            <text:p>with AG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push </text:p>
          </table:table-cell>
          <table:table-cell office:value-type="string" calcext:value-type="string">
            <text:p>lift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dense</text:p>
          </table:table-cell>
          <table:table-cell office:value-type="float" office:value="654" calcext:value-type="float">
            <text:p>654</text:p>
          </table:table-cell>
          <table:table-cell office:value-type="float" office:value="0.209995" calcext:value-type="float">
            <text:p>0.209995</text:p>
          </table:table-cell>
          <table:table-cell office:value-type="float" office:value="0.161557" calcext:value-type="float">
            <text:p>0.161557</text:p>
          </table:table-cell>
          <table:table-cell office:value-type="float" office:value="0.110454" calcext:value-type="float">
            <text:p>0.110454</text:p>
          </table:table-cell>
          <table:table-cell office:value-type="float" office:value="14003" calcext:value-type="float">
            <text:p>14003</text:p>
          </table:table-cell>
          <table:table-cell office:value-type="float" office:value="9542" calcext:value-type="float">
            <text:p>9542</text:p>
          </table:table-cell>
          <table:table-cell office:value-type="float" office:value="2007" calcext:value-type="float">
            <text:p>2007</text:p>
          </table:table-cell>
          <table:table-cell office:value-type="float" office:value="1505" calcext:value-type="float">
            <text:p>1505</text:p>
          </table:table-cell>
          <table:table-cell office:value-type="float" office:value="3721" calcext:value-type="float">
            <text:p>3721</text:p>
          </table:table-cell>
          <table:table-cell office:value-type="float" office:value="2507" calcext:value-type="float">
            <text:p>2507</text:p>
          </table:table-cell>
          <table:table-cell office:value-type="float" office:value="5391" calcext:value-type="float">
            <text:p>5391</text:p>
          </table:table-cell>
          <table:table-cell office:value-type="float" office:value="3488" calcext:value-type="float">
            <text:p>3488</text:p>
          </table:table-cell>
          <table:table-cell office:value-type="float" office:value="2950" calcext:value-type="float">
            <text:p>2950</text:p>
          </table:table-cell>
          <table:table-cell office:value-type="float" office:value="2123" calcext:value-type="float">
            <text:p>2123</text:p>
          </table:table-cell>
          <table:table-cell office:value-type="float" office:value="2718" calcext:value-type="float">
            <text:p>2718</text:p>
          </table:table-cell>
          <table:table-cell office:value-type="float" office:value="1995" calcext:value-type="float">
            <text:p>1995</text:p>
          </table:table-cell>
          <table:table-cell office:value-type="float" office:value="2432" calcext:value-type="float">
            <text:p>2432</text:p>
          </table:table-cell>
          <table:table-cell office:value-type="float" office:value="1772" calcext:value-type="float">
            <text:p>1772</text:p>
          </table:table-cell>
          <table:table-cell office:value-type="float" office:value="3718" calcext:value-type="float">
            <text:p>3718</text:p>
          </table:table-cell>
          <table:table-cell office:value-type="float" office:value="2666" calcext:value-type="float">
            <text:p>2666</text:p>
          </table:table-cell>
          <table:table-cell office:value-type="float" office:value="4794" calcext:value-type="float">
            <text:p>4794</text:p>
          </table:table-cell>
          <table:table-cell office:value-type="float" office:value="3049" calcext:value-type="float">
            <text:p>3049</text:p>
          </table:table-cell>
          <table:table-cell table:formula="of:=([.G6]/[.H6])" office:value-type="float" office:value="1.29981987781402" calcext:value-type="float">
            <text:p>1.2998198778</text:p>
          </table:table-cell>
          <table:table-cell table:formula="of:=([.G6]/[.I6])" office:value-type="float" office:value="1.90119868904702" calcext:value-type="float">
            <text:p>1.901198689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24750" calcext:value-type="float">
            <text:p>124750</text:p>
          </table:table-cell>
          <table:table-cell office:value-type="string" calcext:value-type="string">
            <text:p>dense</text:p>
          </table:table-cell>
          <table:table-cell office:value-type="float" office:value="2985" calcext:value-type="float">
            <text:p>2985</text:p>
          </table:table-cell>
          <table:table-cell office:value-type="float" office:value="0.101063" calcext:value-type="float">
            <text:p>0.101063</text:p>
          </table:table-cell>
          <table:table-cell office:value-type="float" office:value="0.100878" calcext:value-type="float">
            <text:p>0.100878</text:p>
          </table:table-cell>
          <table:table-cell office:value-type="float" office:value="0.0563333" calcext:value-type="float">
            <text:p>0.0563333</text:p>
          </table:table-cell>
          <table:table-cell office:value-type="float" office:value="4084" calcext:value-type="float">
            <text:p>4084</text:p>
          </table:table-cell>
          <table:table-cell office:value-type="float" office:value="894" calcext:value-type="float">
            <text:p>894</text:p>
          </table:table-cell>
          <table:table-cell office:value-type="float" office:value="516" calcext:value-type="float">
            <text:p>516</text:p>
          </table:table-cell>
          <table:table-cell office:value-type="float" office:value="211" calcext:value-type="float">
            <text:p>211</text:p>
          </table:table-cell>
          <table:table-cell office:value-type="float" office:value="1387" calcext:value-type="float">
            <text:p>1387</text:p>
          </table:table-cell>
          <table:table-cell office:value-type="float" office:value="264" calcext:value-type="float">
            <text:p>264</text:p>
          </table:table-cell>
          <table:table-cell office:value-type="float" office:value="705" calcext:value-type="float">
            <text:p>705</text:p>
          </table:table-cell>
          <table:table-cell office:value-type="float" office:value="238" calcext:value-type="float">
            <text:p>238</text:p>
          </table:table-cell>
          <table:table-cell office:value-type="float" office:value="571" calcext:value-type="float">
            <text:p>571</text:p>
          </table:table-cell>
          <table:table-cell office:value-type="float" office:value="203" calcext:value-type="float">
            <text:p>203</text:p>
          </table:table-cell>
          <table:table-cell office:value-type="float" office:value="300" calcext:value-type="float">
            <text:p>300</text:p>
          </table:table-cell>
          <table:table-cell office:value-type="float" office:value="122" calcext:value-type="float">
            <text:p>122</text:p>
          </table:table-cell>
          <table:table-cell office:value-type="float" office:value="772" calcext:value-type="float">
            <text:p>772</text:p>
          </table:table-cell>
          <table:table-cell office:value-type="float" office:value="153" calcext:value-type="float">
            <text:p>153</text:p>
          </table:table-cell>
          <table:table-cell office:value-type="float" office:value="284" calcext:value-type="float">
            <text:p>284</text:p>
          </table:table-cell>
          <table:table-cell office:value-type="float" office:value="116" calcext:value-type="float">
            <text:p>116</text:p>
          </table:table-cell>
          <table:table-cell office:value-type="float" office:value="616" calcext:value-type="float">
            <text:p>616</text:p>
          </table:table-cell>
          <table:table-cell office:value-type="float" office:value="132" calcext:value-type="float">
            <text:p>132</text:p>
          </table:table-cell>
          <table:table-cell table:formula="of:=([.G8]/[.H8])" office:value-type="float" office:value="1.00183389837229" calcext:value-type="float">
            <text:p>1.0018338984</text:p>
          </table:table-cell>
          <table:table-cell table:formula="of:=([.G8]/[.I8])" office:value-type="float" office:value="1.79401881302888" calcext:value-type="float">
            <text:p>1.794018813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99500" calcext:value-type="float">
            <text:p>499500</text:p>
          </table:table-cell>
          <table:table-cell office:value-type="string" calcext:value-type="string">
            <text:p>dense</text:p>
          </table:table-cell>
          <table:table-cell office:value-type="float" office:value="6173" calcext:value-type="float">
            <text:p>6173</text:p>
          </table:table-cell>
          <table:table-cell office:value-type="float" office:value="136.638" calcext:value-type="float">
            <text:p>136.638</text:p>
          </table:table-cell>
          <table:table-cell office:value-type="float" office:value="98.6834" calcext:value-type="float">
            <text:p>98.6834</text:p>
          </table:table-cell>
          <table:table-cell office:value-type="float" office:value="104.237" calcext:value-type="float">
            <text:p>104.237</text:p>
          </table:table-cell>
          <table:table-cell office:value-type="float" office:value="1694625" calcext:value-type="float">
            <text:p>1694625</text:p>
          </table:table-cell>
          <table:table-cell office:value-type="float" office:value="993618" calcext:value-type="float">
            <text:p>993618</text:p>
          </table:table-cell>
          <table:table-cell office:value-type="float" office:value="392351" calcext:value-type="float">
            <text:p>392351</text:p>
          </table:table-cell>
          <table:table-cell office:value-type="float" office:value="252321" calcext:value-type="float">
            <text:p>252321</text:p>
          </table:table-cell>
          <table:table-cell office:value-type="float" office:value="576805" calcext:value-type="float">
            <text:p>576805</text:p>
          </table:table-cell>
          <table:table-cell office:value-type="float" office:value="300602" calcext:value-type="float">
            <text:p>300602</text:p>
          </table:table-cell>
          <table:table-cell office:value-type="float" office:value="407915" calcext:value-type="float">
            <text:p>407915</text:p>
          </table:table-cell>
          <table:table-cell office:value-type="float" office:value="260496" calcext:value-type="float">
            <text:p>260496</text:p>
          </table:table-cell>
          <table:table-cell office:value-type="float" office:value="257703" calcext:value-type="float">
            <text:p>257703</text:p>
          </table:table-cell>
          <table:table-cell office:value-type="float" office:value="181377" calcext:value-type="float">
            <text:p>181377</text:p>
          </table:table-cell>
          <table:table-cell office:value-type="float" office:value="267703" calcext:value-type="float">
            <text:p>267703</text:p>
          </table:table-cell>
          <table:table-cell office:value-type="float" office:value="191457" calcext:value-type="float">
            <text:p>191457</text:p>
          </table:table-cell>
          <table:table-cell office:value-type="float" office:value="321918" calcext:value-type="float">
            <text:p>321918</text:p>
          </table:table-cell>
          <table:table-cell office:value-type="float" office:value="225614" calcext:value-type="float">
            <text:p>225614</text:p>
          </table:table-cell>
          <table:table-cell office:value-type="float" office:value="338144" calcext:value-type="float">
            <text:p>338144</text:p>
          </table:table-cell>
          <table:table-cell office:value-type="float" office:value="226929" calcext:value-type="float">
            <text:p>226929</text:p>
          </table:table-cell>
          <table:table-cell office:value-type="float" office:value="676430" calcext:value-type="float">
            <text:p>676430</text:p>
          </table:table-cell>
          <table:table-cell office:value-type="float" office:value="348834" calcext:value-type="float">
            <text:p>348834</text:p>
          </table:table-cell>
          <table:table-cell table:formula="of:=([.G10]/[.H10])" office:value-type="float" office:value="1.3846097722616" calcext:value-type="float">
            <text:p>1.3846097723</text:p>
          </table:table-cell>
          <table:table-cell table:formula="of:=([.G10]/[.I10])" office:value-type="float" office:value="1.31083972102037" calcext:value-type="float">
            <text:p>1.31083972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124250" calcext:value-type="float">
            <text:p>1124250</text:p>
          </table:table-cell>
          <table:table-cell office:value-type="string" calcext:value-type="string">
            <text:p>dense </text:p>
          </table:table-cell>
          <table:table-cell office:value-type="float" office:value="9614" calcext:value-type="float">
            <text:p>9614</text:p>
          </table:table-cell>
          <table:table-cell office:value-type="float" office:value="462.411" calcext:value-type="float">
            <text:p>462.411</text:p>
          </table:table-cell>
          <table:table-cell office:value-type="float" office:value="367.744" calcext:value-type="float">
            <text:p>367.744</text:p>
          </table:table-cell>
          <table:table-cell office:value-type="float" office:value="345.108" calcext:value-type="float">
            <text:p>345.108</text:p>
          </table:table-cell>
          <table:table-cell office:value-type="float" office:value="3513619" calcext:value-type="float">
            <text:p>3513619</text:p>
          </table:table-cell>
          <table:table-cell office:value-type="float" office:value="2240118" calcext:value-type="float">
            <text:p>2240118</text:p>
          </table:table-cell>
          <table:table-cell office:value-type="float" office:value="562907" calcext:value-type="float">
            <text:p>562907</text:p>
          </table:table-cell>
          <table:table-cell office:value-type="float" office:value="413566" calcext:value-type="float">
            <text:p>413566</text:p>
          </table:table-cell>
          <table:table-cell office:value-type="float" office:value="538035" calcext:value-type="float">
            <text:p>538035</text:p>
          </table:table-cell>
          <table:table-cell office:value-type="float" office:value="399509" calcext:value-type="float">
            <text:p>399509</text:p>
          </table:table-cell>
          <table:table-cell office:value-type="float" office:value="618763" calcext:value-type="float">
            <text:p>618763</text:p>
          </table:table-cell>
          <table:table-cell office:value-type="float" office:value="454847" calcext:value-type="float">
            <text:p>454847</text:p>
          </table:table-cell>
          <table:table-cell office:value-type="float" office:value="1687423" calcext:value-type="float">
            <text:p>1687423</text:p>
          </table:table-cell>
          <table:table-cell office:value-type="float" office:value="973337" calcext:value-type="float">
            <text:p>973337</text:p>
          </table:table-cell>
          <table:table-cell office:value-type="float" office:value="1428221" calcext:value-type="float">
            <text:p>1428221</text:p>
          </table:table-cell>
          <table:table-cell office:value-type="float" office:value="835319" calcext:value-type="float">
            <text:p>835319</text:p>
          </table:table-cell>
          <table:table-cell office:value-type="float" office:value="601302" calcext:value-type="float">
            <text:p>601302</text:p>
          </table:table-cell>
          <table:table-cell office:value-type="float" office:value="426460" calcext:value-type="float">
            <text:p>426460</text:p>
          </table:table-cell>
          <table:table-cell office:value-type="float" office:value="658304" calcext:value-type="float">
            <text:p>658304</text:p>
          </table:table-cell>
          <table:table-cell office:value-type="float" office:value="454143" calcext:value-type="float">
            <text:p>454143</text:p>
          </table:table-cell>
          <table:table-cell office:value-type="float" office:value="752545" calcext:value-type="float">
            <text:p>752545</text:p>
          </table:table-cell>
          <table:table-cell office:value-type="float" office:value="524284" calcext:value-type="float">
            <text:p>524284</text:p>
          </table:table-cell>
          <table:table-cell table:formula="of:=([.G12]/[.H12])" office:value-type="float" office:value="1.25742636181692" calcext:value-type="float">
            <text:p>1.2574263618</text:p>
          </table:table-cell>
          <table:table-cell table:formula="of:=([.G12]/[.I12])" office:value-type="float" office:value="1.33990229145659" calcext:value-type="float">
            <text:p>1.339902291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02:21:32.705454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